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a2501"/>
    </style:style>
    <style:style style:name="P2" style:family="paragraph" style:parent-style-name="Standard">
      <style:text-properties officeooo:paragraph-rsid="000a2501"/>
    </style:style>
    <style:style style:name="T1" style:family="text">
      <style:text-properties officeooo:rsid="000a25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new-oauth-token"/><text:span text:style-name="Source_20_Text">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</text:span></text:p>
      <text:p text:style-name="Standard"><text:span text:style-name="Source_20_Text"/></text:p>
      <text:p text:style-name="Standard"><text:span text:style-name="Source_20_Text"/></text:p>
      <text:p text:style-name="P2"><text:a xlink:type="simple" xlink:href="https://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/github.com/MohammedSamerr/Node-website.git" text:style-name="Internet_20_link" text:visited-style-name="Visited_20_Internet_20_Link"><text:span text:style-name="Source_20_Text">https://</text:span></text:a><text:a xlink:type="simple" xlink:href="https://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/github.com/MohammedSamerr/Node-website.git" text:style-name="Internet_20_link" text:visited-style-name="Visited_20_Internet_20_Link"><text:span text:style-name="Source_20_Text">MohammedSamerr</text:span></text:a><text:span text:style-name="Source_20_Text">:</text:span><text:a xlink:type="simple" xlink:href="https://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/github.com/MohammedSamerr/Node-website.git" text:style-name="Internet_20_link" text:visited-style-name="Visited_20_Internet_20_Link"><text:span text:style-name="Source_20_Text">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</text:span></text:a><text:a xlink:type="simple" xlink:href="https://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/github.com/MohammedSamerr/Node-website.git" text:style-name="Internet_20_link" text:visited-style-name="Visited_20_Internet_20_Link"><text:span text:style-name="Source_20_Text"><text:span text:style-name="T1">@</text:span></text:span></text:a><text:a xlink:type="simple" xlink:href="https://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/github.com/MohammedSamerr/Node-website.git" text:style-name="Internet_20_link" text:visited-style-name="Visited_20_Internet_20_Link"><text:span text:style-name="Source_20_Text">github.com/MohammedSamerr/Node-website.git</text:span></text:a></text:p>
      <text:p text:style-name="P2"><text:span text:style-name="Source_20_Text"/></text:p>
      <text:p text:style-name="P2"><text:span text:style-name="Source_20_Text"/></text:p>
      <text:p text:style-name="P1"><text:span text:style-name="Source_20_Text">git remote set-url origin https://mohammedsamerr:yourtoken@github.com/mohammedsamerr/yourrepository.git</text:span></text:p>
      <text:p text:style-name="P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01:20:46.992780368</meta:creation-date>
    <dc:date>2024-02-26T02:36:22.120513794</dc:date>
    <meta:editing-duration>PT1H5M24S</meta:editing-duration>
    <meta:editing-cycles>1</meta:editing-cycles>
    <meta:document-statistic meta:table-count="0" meta:image-count="0" meta:object-count="0" meta:page-count="1" meta:paragraph-count="3" meta:word-count="7" meta:character-count="249" meta:non-whitespace-character-count="245"/>
    <meta:generator>LibreOffice/7.3.7.2$Linux_X86_64 LibreOffice_project/30$Build-2</meta:generator>
  </office:meta>
</office:document-meta>
</file>